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</style:style>
  </office:automatic-styles>
  <office:body>
    <office:text text:use-soft-page-breaks="true">
      <text:p text:style-name="P1">Torpedó játék</text:p>
      <text:p text:style-name="Normál">-uml</text:p>
      <text:p text:style-name="Normál">-fontos metódusok <text:s/>megmagyarázása</text:p>
      <text:p text:style-name="Normál"/>
      <text:p text:style-name="Normál">uml</text:p>
      <text:p text:style-name="Normál">Tabla</text:p>
      <text:p text:style-name="Normál">______________________</text:p>
      <text:p text:style-name="Normál">-int<text:s/>sor</text:p>
      <text:p text:style-name="Normál">-int<text:s/>sorHossz</text:p>
      <text:p text:style-name="Normál">-int hajoHossz<text:s/></text:p>
      <text:p text:style-name="Normál">-int hajokSzama</text:p>
      <text:p text:style-name="Normál">________________________</text:p>
      <text:p text:style-name="Normál">+int hajoKezdete:int (visszaadja a hajó kezdetének a helyét)</text:p>
      <text:p text:style-name="Normál"/>
      <text:p text:style-name="Normál"/>
      <text:p text:style-name="Normál"/>
      <text:p text:style-name="Normál"/>
      <text:p text:style-name="Normál">7 mező – egy három elemű hajóval, amit random a gép fog elhelyezni</text:p>
      <text:p text:style-name="Normál">hány találatból sikerült elsüllyeszteni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zedlár Krisztina Mercédesz</meta:initial-creator>
    <dc:creator>Szedlár Krisztina Mercédesz</dc:creator>
    <meta:creation-date>2022-05-19T09:35:00Z</meta:creation-date>
    <dc:date>2022-05-19T09:57:00Z</dc:date>
    <meta:template xlink:href="Normal.dotm" xlink:type="simple"/>
    <meta:editing-cycles>1</meta:editing-cycles>
    <meta:editing-duration>PT1320S</meta:editing-duration>
    <meta:document-statistic meta:page-count="1" meta:paragraph-count="1" meta:word-count="43" meta:character-count="339" meta:row-count="2" meta:non-whitespace-character-count="297"/>
  </office:meta>
</office:document-meta>
</file>